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77mm"/>
    </style:style>
    <style:style style:name="co3" style:family="table-column">
      <style:table-column-properties fo:break-before="auto" style:column-width="25.65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  <table:table-cell office:value-type="string" calcext:value-type="string">
            <text:p>Line thick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ginal NI Backstop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table:number-columns-repeated="4"/>
          <table:table-cell table:style-name="ce3" table:formula="of:=[.A3]*[.B3]" office:value-type="float" office:value="0.0025" calcext:value-type="float">
            <text:p>0.0025</text:p>
          </table:table-cell>
          <table:table-cell table:formula="of:=[.G3]*20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EU agrees</text:p>
          </table:table-cell>
          <table:table-cell table:number-columns-repeated="9"/>
        </table:table-row>
        <table:table-row table:style-name="ro1">
          <table:table-cell table:formula="of:=[.G3]" office:value-type="float" office:value="0.0025" calcext:value-type="float">
            <text:p>0.002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6]*[.B6]" office:value-type="float" office:value="0.00225" calcext:value-type="float">
            <text:p>0.00225</text:p>
          </table:table-cell>
          <table:table-cell table:formula="of:=[.G6]*20"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EU disagrees</text:p>
          </table:table-cell>
          <table:table-cell table:number-columns-repeated="9"/>
        </table:table-row>
        <table:table-row table:style-name="ro1">
          <table:table-cell table:formula="of:=[.G3]" office:value-type="float" office:value="0.0025" calcext:value-type="float">
            <text:p>0.002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9]*[.B9]" office:value-type="float" office:value="0.00025" calcext:value-type="float">
            <text:p>0.00025</text:p>
          </table:table-cell>
          <table:table-cell table:formula="of:=[.G9]*20"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Commons Agrees</text:p>
          </table:table-cell>
          <table:table-cell table:number-columns-repeated="9"/>
        </table:table-row>
        <table:table-row table:style-name="ro1">
          <table:table-cell table:formula="of:=[.G6]" office:value-type="float" office:value="0.00225" calcext:value-type="float">
            <text:p>0.0022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3" table:formula="of:=[.A12]*[.B12]" office:value-type="float" office:value="0.001125" calcext:value-type="float">
            <text:p>0.001125</text:p>
          </table:table-cell>
          <table:table-cell table:formula="of:=[.G12]*20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Commons Disagrees</text:p>
          </table:table-cell>
          <table:table-cell table:number-columns-repeated="9"/>
        </table:table-row>
        <table:table-row table:style-name="ro1">
          <table:table-cell table:formula="of:=[.G6]" office:value-type="float" office:value="0.00225" calcext:value-type="float">
            <text:p>0.0022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3" table:formula="of:=[.A15]*[.B15]" office:value-type="float" office:value="0.001125" calcext:value-type="float">
            <text:p>0.001125</text:p>
          </table:table-cell>
          <table:table-cell table:formula="of:=[.G15]*20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DUP furious</text:p>
          </table:table-cell>
          <table:table-cell table:number-columns-repeated="9"/>
        </table:table-row>
        <table:table-row table:style-name="ro1">
          <table:table-cell table:formula="of:=[.G9]" office:value-type="float" office:value="0.00025" calcext:value-type="float">
            <text:p>0.00025</text:p>
          </table:table-cell>
          <table:table-cell table:number-columns-repeated="5"/>
          <table:table-cell table:style-name="ce3" table:formula="of:=[.A18]" office:value-type="float" office:value="0.00025" calcext:value-type="float">
            <text:p>0.00025</text:p>
          </table:table-cell>
          <table:table-cell table:number-columns-repeated="3"/>
        </table:table-row>
        <table:table-row table:style-name="ro1">
          <table:table-cell table:formula="of:=[.G15]" office:value-type="float" office:value="0.001125" calcext:value-type="float">
            <text:p>0.001125</text:p>
          </table:table-cell>
          <table:table-cell table:number-columns-repeated="5"/>
          <table:table-cell table:style-name="ce3" table:formula="of:=[.A19]" office:value-type="float" office:value="0.001125" calcext:value-type="float">
            <text:p>0.00112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8:.G19])" office:value-type="float" office:value="0.001375" calcext:value-type="float">
            <text:p>0.001375</text:p>
          </table:table-cell>
          <table:table-cell table:formula="of:=[.G20]*20" office:value-type="float" office:value="0.0275" calcext:value-type="float">
            <text:p>0.0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 food backstop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05" calcext:value-type="float">
            <text:p>0.05</text:p>
          </table:table-cell>
          <table:table-cell table:number-columns-repeated="4"/>
          <table:table-cell table:formula="of:=[.A22]*[.B22]" office:value-type="float" office:value="0.0025" calcext:value-type="float">
            <text:p>0.0025</text:p>
          </table:table-cell>
          <table:table-cell table:formula="of:=[.G22]*20"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EU agrees</text:p>
          </table:table-cell>
          <table:table-cell table:number-columns-repeated="9"/>
        </table:table-row>
        <table:table-row table:style-name="ro1">
          <table:table-cell table:formula="of:=[.G22]" office:value-type="float" office:value="0.0025" calcext:value-type="float">
            <text:p>0.00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25]*[.B25]" office:value-type="float" office:value="0.00075" calcext:value-type="float">
            <text:p>0.00075</text:p>
          </table:table-cell>
          <table:table-cell table:formula="of:=[.G25]*20" office:value-type="float" office:value="0.015" calcext:value-type="float">
            <text:p>0.01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EU disagrees</text:p>
          </table:table-cell>
          <table:table-cell table:number-columns-repeated="9"/>
        </table:table-row>
        <table:table-row table:style-name="ro1">
          <table:table-cell table:formula="of:=[.G22]" office:value-type="float" office:value="0.0025" calcext:value-type="float">
            <text:p>0.002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28]*[.B28]" office:value-type="float" office:value="0.00175" calcext:value-type="float">
            <text:p>0.00175</text:p>
          </table:table-cell>
          <table:table-cell table:formula="of:=[.G28]*20" office:value-type="float" office:value="0.035" calcext:value-type="float">
            <text:p>0.03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Commons Agrees</text:p>
          </table:table-cell>
          <table:table-cell table:number-columns-repeated="9"/>
        </table:table-row>
        <table:table-row table:style-name="ro1">
          <table:table-cell table:formula="of:=[.G25]" office:value-type="float" office:value="0.00075" calcext:value-type="float">
            <text:p>0.0007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31]*[.B31]" office:value-type="float" office:value="0.000525" calcext:value-type="float">
            <text:p>0.000525</text:p>
          </table:table-cell>
          <table:table-cell table:formula="of:=[.G31]*20" office:value-type="float" office:value="0.0105" calcext:value-type="float">
            <text:p>0.010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Commons Disagrees</text:p>
          </table:table-cell>
          <table:table-cell table:number-columns-repeated="9"/>
        </table:table-row>
        <table:table-row table:style-name="ro1">
          <table:table-cell table:formula="of:=[.G25]" office:value-type="float" office:value="0.00075" calcext:value-type="float">
            <text:p>0.000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34]*[.B34]" office:value-type="float" office:value="0.000225" calcext:value-type="float">
            <text:p>0.000225</text:p>
          </table:table-cell>
          <table:table-cell table:formula="of:=[.G34]*20" office:value-type="float" office:value="0.0045" calcext:value-type="float">
            <text:p>0.004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sits it out</text:p>
          </table:table-cell>
          <table:table-cell table:number-columns-repeated="9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5"/>
          <table:table-cell table:style-name="ce3" table:formula="of:=[.A37]" office:value-type="float" office:value="0.05" calcext:value-type="float">
            <text:p>0.05</text:p>
          </table:table-cell>
          <table:table-cell table:formula="of:=[.G37]*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brings VONC in itself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  <table:table-cell table:style-name="ce3" table:formula="of:=[.A40]" office:value-type="float" office:value="0.1" calcext:value-type="float">
            <text:p>0.1</text:p>
          </table:table-cell>
          <table:table-cell table:formula="of:=[.G40]*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ONC in itself, passe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40]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43]*[.B43]" office:value-type="float" office:value="0.02" calcext:value-type="float">
            <text:p>0.02</text:p>
          </table:table-cell>
          <table:table-cell table:formula="of:=[.G43]*20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VONC in itself, fail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40]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3" table:formula="of:=[.A46]*[.B46]" office:value-type="float" office:value="0.08" calcext:value-type="float">
            <text:p>0.08</text:p>
          </table:table-cell>
          <table:table-cell table:formula="of:=[.G46]*20"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</text:p>
          </table:table-cell>
          <table:table-cell table:number-columns-repeated="9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table:style-name="ce3" table:formula="of:=[.A49]" office:value-type="float" office:value="0.7" calcext:value-type="float">
            <text:p>0.7</text:p>
          </table:table-cell>
          <table:table-cell table:formula="of:=[.G49]*20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Labour OK</text:p>
          </table:table-cell>
          <table:table-cell table:number-columns-repeated="9"/>
        </table:table-row>
        <table:table-row table:style-name="ro1">
          <table:table-cell table:formula="of:=[.G49]"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52]*[.B52]" office:value-type="float" office:value="0.07" calcext:value-type="float">
            <text:p>0.07</text:p>
          </table:table-cell>
          <table:table-cell table:formula="of:=[.G52]*20"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Labour rejects</text:p>
          </table:table-cell>
          <table:table-cell table:number-columns-repeated="9"/>
        </table:table-row>
        <table:table-row table:style-name="ro1">
          <table:table-cell table:formula="of:=[.G49]"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55]*[.B55]" office:value-type="float" office:value="0.63" calcext:value-type="float">
            <text:p>0.63</text:p>
          </table:table-cell>
          <table:table-cell table:formula="of:=[.G55]*20" office:value-type="float" office:value="12.6" calcext:value-type="float">
            <text:p>12.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ombined Labour rejects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46]" office:value-type="float" office:value="0.08" calcext:value-type="float">
            <text:p>0.08</text:p>
          </table:table-cell>
          <table:table-cell table:number-columns-repeated="5"/>
          <table:table-cell table:style-name="ce3" table:formula="of:=[.A58]"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table:formula="of:=[.G55]" office:value-type="float" office:value="0.63" calcext:value-type="float">
            <text:p>0.63</text:p>
          </table:table-cell>
          <table:table-cell table:number-columns-repeated="5"/>
          <table:table-cell table:style-name="ce3" table:formula="of:=[.A59]"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58:.G59])" office:value-type="float" office:value="0.71" calcext:value-type="float">
            <text:p>0.71</text:p>
          </table:table-cell>
          <table:table-cell table:formula="of:=[.G60]*20" office:value-type="float" office:value="14.2" calcext:value-type="float">
            <text:p>1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 resigns by mid Sept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  <table:table-cell table:style-name="ce3" table:formula="of:=[.A62]" office:value-type="float" office:value="0.1" calcext:value-type="float">
            <text:p>0.1</text:p>
          </table:table-cell>
          <table:table-cell table:formula="of:=[.G62]*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signs, prorogation happens before new govt</text:p>
          </table:table-cell>
          <table:table-cell table:number-columns-repeated="9"/>
        </table:table-row>
        <table:table-row table:style-name="ro1">
          <table:table-cell table:formula="of:=[.G62]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65]*[.B65]" office:value-type="float" office:value="0.07" calcext:value-type="float">
            <text:p>0.07</text:p>
          </table:table-cell>
          <table:table-cell table:formula="of:=[.G65]*20"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signs, majority for an alt govt</text:p>
          </table:table-cell>
          <table:table-cell table:number-columns-repeated="9"/>
        </table:table-row>
        <table:table-row table:style-name="ro1">
          <table:table-cell table:formula="of:=[.G62]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68]*[.B68]" office:value-type="float" office:value="0.03" calcext:value-type="float">
            <text:p>0.03</text:p>
          </table:table-cell>
          <table:table-cell table:formula="of:=[.G68]*2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Johnson pushed on what he will do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37]" office:value-type="float" office:value="0.05" calcext:value-type="float">
            <text:p>0.05</text:p>
          </table:table-cell>
          <table:table-cell table:number-columns-repeated="5"/>
          <table:table-cell table:style-name="ce3" table:formula="of:=[.A71]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formula="of:=[.G60]" office:value-type="float" office:value="0.71" calcext:value-type="float">
            <text:p>0.71</text:p>
          </table:table-cell>
          <table:table-cell table:number-columns-repeated="5"/>
          <table:table-cell table:style-name="ce3" table:formula="of:=[.A72]" office:value-type="float" office:value="0.71" calcext:value-type="float">
            <text:p>0.7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71:.G72])" office:value-type="float" office:value="0.76" calcext:value-type="float">
            <text:p>0.76</text:p>
          </table:table-cell>
          <table:table-cell table:formula="of:=[.G73]*20"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son agrees to extend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73]" office:value-type="float" office:value="0.76" calcext:value-type="float">
            <text:p>0.7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75]*[.B75]" office:value-type="float" office:value="0.152" calcext:value-type="float">
            <text:p>0.152</text:p>
          </table:table-cell>
          <table:table-cell table:formula="of:=[.G75]*20"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Johnson continues to refuse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73]"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ce3" table:formula="of:=[.A78]*[.B78]" office:value-type="float" office:value="0.456" calcext:value-type="float">
            <text:p>0.456</text:p>
          </table:table-cell>
          <table:table-cell table:formula="of:=[.G78]*20" office:value-type="float" office:value="9.12" calcext:value-type="float">
            <text:p>9.1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Johnson resigns prior to mid-Oct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73]" office:value-type="float" office:value="0.76" calcext:value-type="float">
            <text:p>0.7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81]*[.B81]" office:value-type="float" office:value="0.152" calcext:value-type="float">
            <text:p>0.152</text:p>
          </table:table-cell>
          <table:table-cell table:formula="of:=[.G81]*20"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Opposition parties agree who will be PM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formula="of:=[.G81]" office:value-type="float" office:value="0.152" calcext:value-type="float">
            <text:p>0.152</text:p>
          </table:table-cell>
          <table:table-cell table:number-columns-repeated="5"/>
          <table:table-cell table:style-name="ce3" table:formula="of:=[.A84]" office:value-type="float" office:value="0.152" calcext:value-type="float">
            <text:p>0.152</text:p>
          </table:table-cell>
          <table:table-cell table:number-columns-repeated="3"/>
        </table:table-row>
        <table:table-row table:style-name="ro1">
          <table:table-cell table:formula="of:=[.G65]" office:value-type="float" office:value="0.07" calcext:value-type="float">
            <text:p>0.07</text:p>
          </table:table-cell>
          <table:table-cell table:number-columns-repeated="5"/>
          <table:table-cell table:style-name="ce3" table:formula="of:=[.A85]" office:value-type="float" office:value="0.07" calcext:value-type="float">
            <text:p>0.0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84:.G85])" office:value-type="float" office:value="0.222" calcext:value-type="float">
            <text:p>0.222</text:p>
          </table:table-cell>
          <table:table-cell table:formula="of:=[.G86]*20" office:value-type="float" office:value="4.44" calcext:value-type="float">
            <text:p>4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PM has 2 tasks</text:p>
          </table:table-cell>
          <table:table-cell table:number-columns-repeated="9"/>
        </table:table-row>
        <table:table-row table:style-name="ro1">
          <table:table-cell table:formula="of:=[.G86]" office:value-type="float" office:value="0.222" calcext:value-type="float">
            <text:p>0.222</text:p>
          </table:table-cell>
          <table:table-cell table:number-columns-repeated="5"/>
          <table:table-cell table:style-name="ce3" table:formula="of:=[.A88]" office:value-type="float" office:value="0.222" calcext:value-type="float">
            <text:p>0.222</text:p>
          </table:table-cell>
          <table:table-cell table:number-columns-repeated="3"/>
        </table:table-row>
        <table:table-row table:style-name="ro1">
          <table:table-cell table:formula="of:=[.G68]" office:value-type="float" office:value="0.03" calcext:value-type="float">
            <text:p>0.03</text:p>
          </table:table-cell>
          <table:table-cell table:number-columns-repeated="5"/>
          <table:table-cell table:style-name="ce3" table:formula="of:=[.A89]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88:.G89])" office:value-type="float" office:value="0.252" calcext:value-type="float">
            <text:p>0.252</text:p>
          </table:table-cell>
          <table:table-cell table:formula="of:=[.G90]*20" office:value-type="float" office:value="5.04" calcext:value-type="float">
            <text:p>5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C around 14 Oct</text:p>
          </table:table-cell>
          <table:table-cell table:number-columns-repeated="9"/>
        </table:table-row>
        <table:table-row table:style-name="ro1">
          <table:table-cell table:formula="of:=[.G20]" office:value-type="float" office:value="0.001375" calcext:value-type="float">
            <text:p>0.001375</text:p>
          </table:table-cell>
          <table:table-cell table:number-columns-repeated="5"/>
          <table:table-cell table:formula="of:=[.A92]" office:value-type="float" office:value="0.001375" calcext:value-type="float">
            <text:p>0.001375</text:p>
          </table:table-cell>
          <table:table-cell table:number-columns-repeated="3"/>
        </table:table-row>
        <table:table-row table:style-name="ro1">
          <table:table-cell table:formula="of:=[.G78]" office:value-type="float" office:value="0.456" calcext:value-type="float">
            <text:p>0.456</text:p>
          </table:table-cell>
          <table:table-cell table:number-columns-repeated="5"/>
          <table:table-cell table:style-name="ce3" table:formula="of:=[.A93]" office:value-type="float" office:value="0.456" calcext:value-type="float">
            <text:p>0.45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92:.G93])" office:value-type="float" office:value="0.457375" calcext:value-type="float">
            <text:p>0.457375</text:p>
          </table:table-cell>
          <table:table-cell table:formula="of:=[.G94]*20" office:value-type="float" office:value="9.1475" calcext:value-type="float">
            <text:p>9.14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94]" office:value-type="float" office:value="0.457375" calcext:value-type="float">
            <text:p>0.45737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97]*[.B97]" office:value-type="float" office:value="0.4116375" calcext:value-type="float">
            <text:p>0.4116375</text:p>
          </table:table-cell>
          <table:table-cell table:formula="of:=[.G97]*20" office:value-type="float" office:value="8.23275000000001" calcext:value-type="float">
            <text:p>8.2327500000000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94]" office:value-type="float" office:value="0.457375" calcext:value-type="float">
            <text:p>0.4573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100]*[.B100]" office:value-type="float" office:value="0.0457375" calcext:value-type="float">
            <text:p>0.0457375</text:p>
          </table:table-cell>
          <table:table-cell table:formula="of:=[.G100]*20" office:value-type="float" office:value="0.91475" calcext:value-type="float">
            <text:p>0.914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</text:p>
          </table:table-cell>
          <table:table-cell table:number-columns-repeated="9"/>
        </table:table-row>
        <table:table-row table:style-name="ro1">
          <table:table-cell table:formula="of:=[.G97]" office:value-type="float" office:value="0.4116375" calcext:value-type="float">
            <text:p>0.41163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103]*[.B103]" office:value-type="float" office:value="0.04116375" calcext:value-type="float">
            <text:p>0.04116375</text:p>
          </table:table-cell>
          <table:table-cell table:formula="of:=[.G103]*20" office:value-type="float" office:value="0.823275000000001" calcext:value-type="float">
            <text:p>0.82327500000000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, leg passes</text:p>
          </table:table-cell>
          <table:table-cell table:number-columns-repeated="9"/>
        </table:table-row>
        <table:table-row table:style-name="ro1">
          <table:table-cell table:formula="of:=[.G103]" office:value-type="float" office:value="0.04116375" calcext:value-type="float">
            <text:p>0.0411637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106]*[.B106]" office:value-type="float" office:value="0.037047375" calcext:value-type="float">
            <text:p>0.037047375</text:p>
          </table:table-cell>
          <table:table-cell table:formula="of:=[.G106]*20" office:value-type="float" office:value="0.740947500000001" calcext:value-type="float">
            <text:p>0.74094750000000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, leg fails</text:p>
          </table:table-cell>
          <table:table-cell table:number-columns-repeated="9"/>
        </table:table-row>
        <table:table-row table:style-name="ro1">
          <table:table-cell table:formula="of:=[.G103]" office:value-type="float" office:value="0.04116375" calcext:value-type="float">
            <text:p>0.041163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109]*[.B109]" office:value-type="float" office:value="0.004116375" calcext:value-type="float">
            <text:p>0.004116375</text:p>
          </table:table-cell>
          <table:table-cell table:formula="of:=[.G109]*20" office:value-type="float" office:value="0.0823275000000001" calcext:value-type="float">
            <text:p>0.08232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admin and GE</text:p>
          </table:table-cell>
          <table:table-cell table:number-columns-repeated="9"/>
        </table:table-row>
        <table:table-row table:style-name="ro1">
          <table:table-cell table:formula="of:=[.G97]" office:value-type="float" office:value="0.4116375" calcext:value-type="float">
            <text:p>0.41163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12]*[.B112]" office:value-type="float" office:value="0.12349125" calcext:value-type="float">
            <text:p>0.12349125</text:p>
          </table:table-cell>
          <table:table-cell table:number-columns-repeated="3"/>
        </table:table-row>
        <table:table-row table:style-name="ro1">
          <table:table-cell table:formula="of:=[.G97]" office:value-type="float" office:value="0.4116375" calcext:value-type="float">
            <text:p>0.41163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13]*[.B113]" office:value-type="float" office:value="0.12349125" calcext:value-type="float">
            <text:p>0.1234912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12:.G113])" office:value-type="float" office:value="0.2469825" calcext:value-type="float">
            <text:p>0.2469825</text:p>
          </table:table-cell>
          <table:table-cell table:formula="of:=[.G114]*20" office:value-type="float" office:value="4.93965" calcext:value-type="float">
            <text:p>4.93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im and PV</text:p>
          </table:table-cell>
          <table:table-cell table:number-columns-repeated="9"/>
        </table:table-row>
        <table:table-row table:style-name="ro1">
          <table:table-cell table:formula="of:=[.G97]" office:value-type="float" office:value="0.4116375" calcext:value-type="float">
            <text:p>0.411637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116]*[.B116]" office:value-type="float" office:value="0.0823275000000001" calcext:value-type="float">
            <text:p>0.0823275</text:p>
          </table:table-cell>
          <table:table-cell table:formula="of:=[.G116]*20" office:value-type="float" office:value="1.64655" calcext:value-type="float">
            <text:p>1.6465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and May’s Deal</text:p>
          </table:table-cell>
          <table:table-cell table:number-columns-repeated="9"/>
        </table:table-row>
        <table:table-row table:style-name="ro1">
          <table:table-cell table:formula="of:=[.G97]" office:value-type="float" office:value="0.4116375" calcext:value-type="float">
            <text:p>0.41163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119]*[.B119]" office:value-type="float" office:value="0.04116375" calcext:value-type="float">
            <text:p>0.04116375</text:p>
          </table:table-cell>
          <table:table-cell table:formula="of:=[.G119]*20" office:value-type="float" office:value="0.823275000000001" calcext:value-type="float">
            <text:p>0.82327500000000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refuses last min ext</text:p>
          </table:table-cell>
          <table:table-cell table:number-columns-repeated="9"/>
        </table:table-row>
        <table:table-row table:style-name="ro1">
          <table:table-cell table:formula="of:=[.G34]" office:value-type="float" office:value="0.000225" calcext:value-type="float">
            <text:p>0.0002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22]*[.B122]" office:value-type="float" office:value="0.0000675" calcext:value-type="float">
            <text:p>6.75E-05</text:p>
          </table:table-cell>
          <table:table-cell table:number-columns-repeated="3"/>
        </table:table-row>
        <table:table-row table:style-name="ro1">
          <table:table-cell table:formula="of:=[.G28]" office:value-type="float" office:value="0.00175" calcext:value-type="float">
            <text:p>0.001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23]*[.B123]" office:value-type="float" office:value="0.000525" calcext:value-type="float">
            <text:p>0.00052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22:.G123])" office:value-type="float" office:value="0.0005925" calcext:value-type="float">
            <text:p>0.0005925</text:p>
          </table:table-cell>
          <table:table-cell table:formula="of:=[.G124]*20" office:value-type="float" office:value="0.01185" calcext:value-type="float">
            <text:p>0.01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 agrees last min ext</text:p>
          </table:table-cell>
          <table:table-cell table:number-columns-repeated="9"/>
        </table:table-row>
        <table:table-row table:style-name="ro1">
          <table:table-cell table:formula="of:=[.G34]" office:value-type="float" office:value="0.000225" calcext:value-type="float">
            <text:p>0.00022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126]*[.B126]" office:value-type="float" office:value="0.0001575" calcext:value-type="float">
            <text:p>0.0001575</text:p>
          </table:table-cell>
          <table:table-cell table:number-columns-repeated="3"/>
        </table:table-row>
        <table:table-row table:style-name="ro1">
          <table:table-cell table:formula="of:=[.G28]" office:value-type="float" office:value="0.00175" calcext:value-type="float">
            <text:p>0.0017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127]*[.B127]" office:value-type="float" office:value="0.001225" calcext:value-type="float">
            <text:p>0.001225</text:p>
          </table:table-cell>
          <table:table-cell table:number-columns-repeated="3"/>
        </table:table-row>
        <table:table-row table:style-name="ro1">
          <table:table-cell table:formula="of:=[.G100]" office:value-type="float" office:value="0.0457375" calcext:value-type="float">
            <text:p>0.045737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128]*[.B128]" office:value-type="float" office:value="0.0091475" calcext:value-type="float">
            <text:p>0.009147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26:.G128])" office:value-type="float" office:value="0.01053" calcext:value-type="float">
            <text:p>0.01053</text:p>
          </table:table-cell>
          <table:table-cell table:formula="of:=[.G129]*20" office:value-type="float" office:value="0.2106" calcext:value-type="float">
            <text:p>0.210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al and orig backstop</text:p>
          </table:table-cell>
          <table:table-cell table:number-columns-repeated="8"/>
          <table:table-cell office:value-type="string" calcext:value-type="string">
            <text:p>Manually Rounded</text:p>
          </table:table-cell>
        </table:table-row>
        <table:table-row table:style-name="ro1">
          <table:table-cell table:formula="of:=[.G12]" office:value-type="float" office:value="0.001125" calcext:value-type="float">
            <text:p>0.001125</text:p>
          </table:table-cell>
          <table:table-cell table:number-columns-repeated="5"/>
          <table:table-cell table:style-name="ce1" table:formula="of:=[.A134]" office:value-type="float" office:value="0.001125" calcext:value-type="float">
            <text:p>0.001125</text:p>
          </table:table-cell>
          <table:table-cell table:formula="of:=[.G134]*100" office:value-type="float" office:value="0.1125" calcext:value-type="float">
            <text:p>0.11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Deal agri backstop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31]" office:value-type="float" office:value="0.000525" calcext:value-type="float">
            <text:p>0.000525</text:p>
          </table:table-cell>
          <table:table-cell table:number-columns-repeated="5"/>
          <table:table-cell table:style-name="ce1" table:formula="of:=[.A137]" office:value-type="float" office:value="0.000525" calcext:value-type="float">
            <text:p>0.000525</text:p>
          </table:table-cell>
          <table:table-cell table:formula="of:=[.G137]*100" office:value-type="float" office:value="0.0525" calcext:value-type="float">
            <text:p>0.052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 in late Oct or later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06]" office:value-type="float" office:value="0.037047375" calcext:value-type="float">
            <text:p>0.037047375</text:p>
          </table:table-cell>
          <table:table-cell office:value-type="string" calcext:value-type="string">
            <text:p>from Leg Passes</text:p>
          </table:table-cell>
          <table:table-cell table:number-columns-repeated="4"/>
          <table:table-cell table:formula="of:=[.A140]" office:value-type="float" office:value="0.037047375" calcext:value-type="float">
            <text:p>0.03704737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14]" office:value-type="float" office:value="0.2469825" calcext:value-type="float">
            <text:p>0.2469825</text:p>
          </table:table-cell>
          <table:table-cell office:value-type="string" calcext:value-type="string">
            <text:p>from Interim PM and emergency</text:p>
          </table:table-cell>
          <table:table-cell table:number-columns-repeated="4"/>
          <table:table-cell table:formula="of:=[.A141]" office:value-type="float" office:value="0.2469825" calcext:value-type="float">
            <text:p>0.246982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43]" office:value-type="float" office:value="0.02" calcext:value-type="float">
            <text:p>0.02</text:p>
          </table:table-cell>
          <table:table-cell office:value-type="string" calcext:value-type="string">
            <text:p>from own VONC, Labour agrees</text:p>
          </table:table-cell>
          <table:table-cell table:number-columns-repeated="4"/>
          <table:table-cell table:formula="of:=[.A142]" office:value-type="float" office:value="0.02" calcext:value-type="float">
            <text:p>0.02</text:p>
          </table:table-cell>
          <table:table-cell/>
          <table:table-cell table:style-name="ce2"/>
          <table:table-cell/>
        </table:table-row>
        <table:table-row table:style-name="ro1">
          <table:table-cell table:formula="of:=[.G75]" office:value-type="float" office:value="0.152" calcext:value-type="float">
            <text:p>0.152</text:p>
          </table:table-cell>
          <table:table-cell office:value-type="string" calcext:value-type="string">
            <text:p>Johnson extends</text:p>
          </table:table-cell>
          <table:table-cell table:number-columns-repeated="4"/>
          <table:table-cell table:formula="of:=[.A143]" office:value-type="float" office:value="0.152" calcext:value-type="float">
            <text:p>0.152</text:p>
          </table:table-cell>
          <table:table-cell/>
          <table:table-cell table:style-name="ce2"/>
          <table:table-cell/>
        </table:table-row>
        <table:table-row table:style-name="ro1">
          <table:table-cell table:formula="of:=[.G90]" office:value-type="float" office:value="0.252" calcext:value-type="float">
            <text:p>0.252</text:p>
          </table:table-cell>
          <table:table-cell office:value-type="string" calcext:value-type="string">
            <text:p>New PM has 2 tasks</text:p>
          </table:table-cell>
          <table:table-cell table:number-columns-repeated="4"/>
          <table:table-cell table:formula="of:=[.A144]" office:value-type="float" office:value="0.252" calcext:value-type="float">
            <text:p>0.252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40:.G144])" office:value-type="float" office:value="0.708029875" calcext:value-type="float">
            <text:p>0.708029875</text:p>
          </table:table-cell>
          <table:table-cell table:formula="of:=[.G145]*100" office:value-type="float" office:value="70.8029875" calcext:value-type="float">
            <text:p>70.8029875</text:p>
          </table:table-cell>
          <table:table-cell table:style-name="ce2" table:formula="of:=[.H145]" office:value-type="float" office:value="70.8029875" calcext:value-type="float">
            <text:p>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 mid Oc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52]" office:value-type="float" office:value="0.07" calcext:value-type="float">
            <text:p>0.07</text:p>
          </table:table-cell>
          <table:table-cell table:number-columns-repeated="5"/>
          <table:table-cell table:formula="of:=[.A148]" office:value-type="float" office:value="0.07" calcext:value-type="float">
            <text:p>0.07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48:.G148])" office:value-type="float" office:value="0.07" calcext:value-type="float">
            <text:p>0.07</text:p>
          </table:table-cell>
          <table:table-cell table:formula="of:=[.G149]*100" office:value-type="float" office:value="7" calcext:value-type="float">
            <text:p>7</text:p>
          </table:table-cell>
          <table:table-cell table:style-name="ce2" table:formula="of:=[.H1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ople’s Vote</text:p>
          </table:table-cell>
          <table:table-cell table:number-columns-repeated="5"/>
          <table:table-cell table:style-name="ce1"/>
          <table:table-cell/>
          <table:table-cell table:style-name="ce2"/>
          <table:table-cell/>
        </table:table-row>
        <table:table-row table:style-name="ro1">
          <table:table-cell table:formula="of:=[.G116]" office:value-type="float" office:value="0.0823275000000001" calcext:value-type="float">
            <text:p>0.0823275</text:p>
          </table:table-cell>
          <table:table-cell table:number-columns-repeated="5"/>
          <table:table-cell table:style-name="ce1" table:formula="of:=[.A152]" office:value-type="float" office:value="0.0823275000000001" calcext:value-type="float">
            <text:p>0.0823275</text:p>
          </table:table-cell>
          <table:table-cell table:formula="of:=[.G152]*100" office:value-type="float" office:value="8.23275000000001" calcext:value-type="float">
            <text:p>8.23275000000001</text:p>
          </table:table-cell>
          <table:table-cell table:style-name="ce2" table:formula="of:=[.H152]" office:value-type="float" office:value="8.23275000000001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Brexit with May’s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19]" office:value-type="float" office:value="0.04116375" calcext:value-type="float">
            <text:p>0.04116375</text:p>
          </table:table-cell>
          <table:table-cell table:number-columns-repeated="5"/>
          <table:table-cell table:style-name="ce1" table:formula="of:=[.A155]" office:value-type="float" office:value="0.04116375" calcext:value-type="float">
            <text:p>0.04116375</text:p>
          </table:table-cell>
          <table:table-cell table:formula="of:=[.G155]*100" office:value-type="float" office:value="4.116375" calcext:value-type="float">
            <text:p>4.116375</text:p>
          </table:table-cell>
          <table:table-cell table:style-name="ce2" table:formula="of:=[.H155]" office:value-type="float" office:value="4.116375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09]" office:value-type="float" office:value="0.004116375" calcext:value-type="float">
            <text:p>0.004116375</text:p>
          </table:table-cell>
          <table:table-cell table:number-columns-repeated="5"/>
          <table:table-cell table:style-name="ce3" table:formula="of:=[.A158]" office:value-type="float" office:value="0.004116375" calcext:value-type="float">
            <text:p>0.00411637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00]" office:value-type="float" office:value="0.0457375" calcext:value-type="float">
            <text:p>0.0457375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3" table:formula="of:=[.A159]*[.B159]" office:value-type="float" office:value="0.03659" calcext:value-type="float">
            <text:p>0.03659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24]" office:value-type="float" office:value="0.0005925" calcext:value-type="float">
            <text:p>0.0005925</text:p>
          </table:table-cell>
          <table:table-cell table:number-columns-repeated="5"/>
          <table:table-cell table:style-name="ce3" table:formula="of:=[.A160]" office:value-type="float" office:value="0.0005925" calcext:value-type="float">
            <text:p>0.0005925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58:.G160])" office:value-type="float" office:value="0.041298875" calcext:value-type="float">
            <text:p>0.041298875</text:p>
          </table:table-cell>
          <table:table-cell table:formula="of:=[.G161]*100" office:value-type="float" office:value="4.1298875" calcext:value-type="float">
            <text:p>4.1298875</text:p>
          </table:table-cell>
          <table:table-cell table:style-name="ce2" table:formula="of:=[.H161]" office:value-type="float" office:value="4.1298875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29]" office:value-type="float" office:value="0.01053" calcext:value-type="float">
            <text:p>0.01053</text:p>
          </table:table-cell>
          <table:table-cell table:number-columns-repeated="5"/>
          <table:table-cell table:style-name="ce1" table:formula="of:=[.A163]" office:value-type="float" office:value="0.01053" calcext:value-type="float">
            <text:p>0.01053</text:p>
          </table:table-cell>
          <table:table-cell table:formula="of:=[.G163]*100" office:value-type="float" office:value="1.053" calcext:value-type="float">
            <text:p>1.053</text:p>
          </table:table-cell>
          <table:table-cell table:style-name="ce2" table:formula="of:=[.H163]" office:value-type="float" office:value="1.053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formula="of:=SUM([.H134:.H163])" office:value-type="float" office:value="95.5" calcext:value-type="float">
            <text:p>95.5</text:p>
          </table:table-cell>
          <table:table-cell table:formula="of:=SUM([.I134:.I163])" office:value-type="float" office:value="97.335" calcext:value-type="float">
            <text:p>97.335</text:p>
          </table:table-cell>
          <table:table-cell table:formula="of:=SUM([.J134:.J163])" office:value-type="float" office:value="100" calcext:value-type="float">
            <text:p>100</text:p>
          </table:table-cell>
        </table:table-row>
      </table:table>
      <table:table table:name="Effort 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Johnson changes tack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5"/>
          <table:table-cell table:formula="of:=[.A2]" office:value-type="float" office:value="0.05" calcext:value-type="float">
            <text:p>0.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ges tack, orig backstop</text:p>
          </table:table-cell>
          <table:table-cell table:number-columns-repeated="6"/>
        </table:table-row>
        <table:table-row table:style-name="ro1">
          <table:table-cell table:formula="of:=[.G2]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5]*[.B5]" office:value-type="float" office:value="0.025" calcext:value-type="float">
            <text:p>0.0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nges tack, agri-food backstop</text:p>
          </table:table-cell>
          <table:table-cell table:number-columns-repeated="6"/>
        </table:table-row>
        <table:table-row table:style-name="ro1">
          <table:table-cell table:formula="of:=[.G2]"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8]*[.B8]" office:value-type="float" office:value="0.025" calcext:value-type="float">
            <text:p>0.0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nson sits it out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5"/>
          <table:table-cell table:formula="of:=[.A11]" office:value-type="float" office:value="0.05" calcext:value-type="float">
            <text:p>0.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vt VONC in itself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  <table:table-cell table:formula="of:=[.A14]" office:value-type="float" office:value="0.1" calcext:value-type="float">
            <text:p>0.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nson retables under FTPA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table:formula="of:=[.A17]" office:value-type="float" office:value="0.7" calcext:value-type="float">
            <text:p>0.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nson resigns by mid-Sept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5"/>
          <table:table-cell table:formula="of:=[.A20]" office:value-type="float" office:value="0.1" calcext:value-type="float">
            <text:p>0.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 backstop, EU agrees</text:p>
          </table:table-cell>
          <table:table-cell table:number-columns-repeated="6"/>
        </table:table-row>
        <table:table-row table:style-name="ro1">
          <table:table-cell table:formula="of:=[.G5]" office:value-type="float" office:value="0.025" calcext:value-type="float">
            <text:p>0.02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23]*[.B23]" office:value-type="float" office:value="0.0225" calcext:value-type="float">
            <text:p>0.02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 backstop, EU disagrees</text:p>
          </table:table-cell>
          <table:table-cell table:number-columns-repeated="6"/>
        </table:table-row>
        <table:table-row table:style-name="ro1">
          <table:table-cell table:formula="of:=[.G5]"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26]*[.B26]" office:value-type="float" office:value="0.0025" calcext:value-type="float">
            <text:p>0.00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 backstop, Commons agrees</text:p>
          </table:table-cell>
          <table:table-cell table:number-columns-repeated="6"/>
        </table:table-row>
        <table:table-row table:style-name="ro1">
          <table:table-cell table:formula="of:=[.G23]" office:value-type="float" office:value="0.0225" calcext:value-type="float">
            <text:p>0.022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29]*[.B29]" office:value-type="float" office:value="0.01125" calcext:value-type="float">
            <text:p>0.011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g backstop, Commons disagrees</text:p>
          </table:table-cell>
          <table:table-cell table:number-columns-repeated="6"/>
        </table:table-row>
        <table:table-row table:style-name="ro1">
          <table:table-cell table:formula="of:=[.G23]" office:value-type="float" office:value="0.0225" calcext:value-type="float">
            <text:p>0.022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formula="of:=[.A32]*[.B32]" office:value-type="float" office:value="0.01125" calcext:value-type="float">
            <text:p>0.011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P furious</text:p>
          </table:table-cell>
          <table:table-cell table:number-columns-repeated="6"/>
        </table:table-row>
        <table:table-row table:style-name="ro1">
          <table:table-cell table:formula="of:=[.G26]" office:value-type="float" office:value="0.0025" calcext:value-type="float">
            <text:p>0.0025</text:p>
          </table:table-cell>
          <table:table-cell table:number-columns-repeated="5"/>
          <table:table-cell table:formula="of:=[.A35]" office:value-type="float" office:value="0.0025" calcext:value-type="float">
            <text:p>0.0025</text:p>
          </table:table-cell>
        </table:table-row>
        <table:table-row table:style-name="ro1">
          <table:table-cell table:formula="of:=[.G32]" office:value-type="float" office:value="0.01125" calcext:value-type="float">
            <text:p>0.01125</text:p>
          </table:table-cell>
          <table:table-cell table:number-columns-repeated="5"/>
          <table:table-cell table:formula="of:=[.A36]" office:value-type="float" office:value="0.01125" calcext:value-type="float">
            <text:p>0.01125</text:p>
          </table:table-cell>
        </table:table-row>
        <table:table-row table:style-name="ro1">
          <table:table-cell table:number-columns-repeated="6"/>
          <table:table-cell table:style-name="ce1" table:formula="of:=SUM([.G35:.G36])" office:value-type="float" office:value="0.01375" calcext:value-type="float">
            <text:p>0.01375</text:p>
          </table:table-cell>
        </table:table-row>
        <table:table-row table:style-name="ro1">
          <table:table-cell office:value-type="string" calcext:value-type="string">
            <text:p>Agri food, EU agrees</text:p>
          </table:table-cell>
          <table:table-cell table:number-columns-repeated="6"/>
        </table:table-row>
        <table:table-row table:style-name="ro1">
          <table:table-cell table:formula="of:=[.G8]" office:value-type="float" office:value="0.025" calcext:value-type="float">
            <text:p>0.0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39]*[.B39]" office:value-type="float" office:value="0.0075" calcext:value-type="float">
            <text:p>0.00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ri food, EU disagrees</text:p>
          </table:table-cell>
          <table:table-cell table:number-columns-repeated="6"/>
        </table:table-row>
        <table:table-row table:style-name="ro1">
          <table:table-cell table:formula="of:=[.G8]" office:value-type="float" office:value="0.025" calcext:value-type="float">
            <text:p>0.02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42]*[.B42]" office:value-type="float" office:value="0.0175" calcext:value-type="float">
            <text:p>0.01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ri food, Commons agrees</text:p>
          </table:table-cell>
          <table:table-cell table:number-columns-repeated="6"/>
        </table:table-row>
        <table:table-row table:style-name="ro1">
          <table:table-cell table:formula="of:=[.G39]" office:value-type="float" office:value="0.0075" calcext:value-type="float">
            <text:p>0.007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45]*[.B45]" office:value-type="float" office:value="0.00525" calcext:value-type="float">
            <text:p>0.005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ri food, Commons disagrees</text:p>
          </table:table-cell>
          <table:table-cell table:number-columns-repeated="6"/>
        </table:table-row>
        <table:table-row table:style-name="ro1">
          <table:table-cell table:formula="of:=[.G39]" office:value-type="float" office:value="0.0075" calcext:value-type="float">
            <text:p>0.00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48]*[.B48]" office:value-type="float" office:value="0.00225" calcext:value-type="float">
            <text:p>0.002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vt VONC in itself, Labour OK with this</text:p>
          </table:table-cell>
          <table:table-cell table:number-columns-repeated="6"/>
        </table:table-row>
        <table:table-row table:style-name="ro1">
          <table:table-cell table:formula="of:=[.G14]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51]*[.B51]" office:value-type="float" office:value="0.02" calcext:value-type="float">
            <text:p>0.0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vt VONC in itself, Labour NOT OK with this</text:p>
          </table:table-cell>
          <table:table-cell table:number-columns-repeated="6"/>
        </table:table-row>
        <table:table-row table:style-name="ro1">
          <table:table-cell table:formula="of:=[.G14]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formula="of:=[.A54]*[.B54]" office:value-type="float" office:value="0.08" calcext:value-type="float">
            <text:p>0.0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nson retables under FTPA, Labour not OK with this</text:p>
          </table:table-cell>
          <table:table-cell table:number-columns-repeated="6"/>
        </table:table-row>
        <table:table-row table:style-name="ro1">
          <table:table-cell table:formula="of:=[.G17]"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57]*[.B57]" office:value-type="float" office:value="0.63" calcext:value-type="float">
            <text:p>0.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bined Labour not OK</text:p>
          </table:table-cell>
          <table:table-cell table:number-columns-repeated="6"/>
        </table:table-row>
        <table:table-row table:style-name="ro1">
          <table:table-cell table:formula="of:=[.G54]" office:value-type="float" office:value="0.08" calcext:value-type="float">
            <text:p>0.08</text:p>
          </table:table-cell>
          <table:table-cell table:number-columns-repeated="5"/>
          <table:table-cell table:formula="of:=[.A60]" office:value-type="float" office:value="0.08" calcext:value-type="float">
            <text:p>0.08</text:p>
          </table:table-cell>
        </table:table-row>
        <table:table-row table:style-name="ro1">
          <table:table-cell table:formula="of:=[.G57]" office:value-type="float" office:value="0.63" calcext:value-type="float">
            <text:p>0.63</text:p>
          </table:table-cell>
          <table:table-cell table:number-columns-repeated="5"/>
          <table:table-cell table:formula="of:=[.A61]" office:value-type="float" office:value="0.63" calcext:value-type="float">
            <text:p>0.63</text:p>
          </table:table-cell>
        </table:table-row>
        <table:table-row table:style-name="ro1">
          <table:table-cell table:number-columns-repeated="6"/>
          <table:table-cell table:style-name="ce1" table:formula="of:=SUM([.G60:.G61])"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Johnson retables under FTPA, Labour OK with this</text:p>
          </table:table-cell>
          <table:table-cell table:number-columns-repeated="6"/>
        </table:table-row>
        <table:table-row table:style-name="ro1">
          <table:table-cell table:formula="of:=[.G17]"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64]*[.B64]" office:value-type="float" office:value="0.07" calcext:value-type="float">
            <text:p>0.0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nson resigns, prorogation first</text:p>
          </table:table-cell>
          <table:table-cell table:number-columns-repeated="6"/>
        </table:table-row>
        <table:table-row table:style-name="ro1">
          <table:table-cell table:formula="of:=[.G20]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formula="of:=[.A67]*[.B67]" office:value-type="float" office:value="0.07" calcext:value-type="float">
            <text:p>0.0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nson resigns, interim PM</text:p>
          </table:table-cell>
          <table:table-cell table:number-columns-repeated="6"/>
        </table:table-row>
        <table:table-row table:style-name="ro1">
          <table:table-cell table:formula="of:=[.G20]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70]*[.B70]" office:value-type="float" office:value="0.03" calcext:value-type="float">
            <text:p>0.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nson pushed</text:p>
          </table:table-cell>
          <table:table-cell table:number-columns-repeated="6"/>
        </table:table-row>
        <table:table-row table:style-name="ro1">
          <table:table-cell table:formula="of:=[.G11]" office:value-type="float" office:value="0.05" calcext:value-type="float">
            <text:p>0.05</text:p>
          </table:table-cell>
          <table:table-cell table:number-columns-repeated="5"/>
          <table:table-cell table:formula="of:=[.A73]" office:value-type="float" office:value="0.05" calcext:value-type="float">
            <text:p>0.05</text:p>
          </table:table-cell>
        </table:table-row>
        <table:table-row table:style-name="ro1">
          <table:table-cell table:formula="of:=[.G62]" office:value-type="float" office:value="0.71" calcext:value-type="float">
            <text:p>0.71</text:p>
          </table:table-cell>
          <table:table-cell table:number-columns-repeated="5"/>
          <table:table-cell table:formula="of:=[.A74]" office:value-type="float" office:value="0.71" calcext:value-type="float">
            <text:p>0.71</text:p>
          </table:table-cell>
        </table:table-row>
        <table:table-row table:style-name="ro1">
          <table:table-cell table:number-columns-repeated="6"/>
          <table:table-cell table:style-name="ce1" table:formula="of:=SUM([.G73:.G74])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Johnson agrees to extend</text:p>
          </table:table-cell>
          <table:table-cell table:number-columns-repeated="6"/>
        </table:table-row>
        <table:table-row table:style-name="ro1">
          <table:table-cell table:formula="of:=[.G75]" office:value-type="float" office:value="0.76" calcext:value-type="float">
            <text:p>0.7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77]*[.B77]" office:value-type="float" office:value="0.152" calcext:value-type="float">
            <text:p>0.1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nson continues to refuse</text:p>
          </table:table-cell>
          <table:table-cell table:number-columns-repeated="6"/>
        </table:table-row>
        <table:table-row table:style-name="ro1">
          <table:table-cell table:formula="of:=[.G75]"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formula="of:=[.A80]*[.B80]" office:value-type="float" office:value="0.456" calcext:value-type="float">
            <text:p>0.45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hnson resigns prior to 14 Oct</text:p>
          </table:table-cell>
          <table:table-cell table:number-columns-repeated="6"/>
        </table:table-row>
        <table:table-row table:style-name="ro1">
          <table:table-cell table:formula="of:=[.G75]" office:value-type="float" office:value="0.76" calcext:value-type="float">
            <text:p>0.76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83]*[.B83]" office:value-type="float" office:value="0.152" calcext:value-type="float">
            <text:p>0.15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position parties agree who commands maj</text:p>
          </table:table-cell>
          <table:table-cell table:number-columns-repeated="6"/>
        </table:table-row>
        <table:table-row table:style-name="ro1">
          <table:table-cell table:formula="of:=[.G83]" office:value-type="float" office:value="0.152" calcext:value-type="float">
            <text:p>0.152</text:p>
          </table:table-cell>
          <table:table-cell table:number-columns-repeated="5"/>
          <table:table-cell table:formula="of:=[.A86]" office:value-type="float" office:value="0.152" calcext:value-type="float">
            <text:p>0.152</text:p>
          </table:table-cell>
        </table:table-row>
        <table:table-row table:style-name="ro1">
          <table:table-cell table:formula="of:=[.G67]" office:value-type="float" office:value="0.07" calcext:value-type="float">
            <text:p>0.07</text:p>
          </table:table-cell>
          <table:table-cell table:number-columns-repeated="5"/>
          <table:table-cell table:formula="of:=[.A87]" office:value-type="float" office:value="0.07" calcext:value-type="float">
            <text:p>0.07</text:p>
          </table:table-cell>
        </table:table-row>
        <table:table-row table:style-name="ro1">
          <table:table-cell table:number-columns-repeated="6"/>
          <table:table-cell table:style-name="ce1" table:formula="of:=SUM([.G86:.G87])" office:value-type="float" office:value="0.222" calcext:value-type="float">
            <text:p>0.222</text:p>
          </table:table-cell>
        </table:table-row>
        <table:table-row table:style-name="ro1">
          <table:table-cell office:value-type="string" calcext:value-type="string">
            <text:p>New PM 2 tasks</text:p>
          </table:table-cell>
          <table:table-cell table:number-columns-repeated="6"/>
        </table:table-row>
        <table:table-row table:style-name="ro1">
          <table:table-cell table:formula="of:=[.G88]" office:value-type="float" office:value="0.222" calcext:value-type="float">
            <text:p>0.222</text:p>
          </table:table-cell>
          <table:table-cell table:number-columns-repeated="5"/>
          <table:table-cell table:formula="of:=[.A90]" office:value-type="float" office:value="0.222" calcext:value-type="float">
            <text:p>0.222</text:p>
          </table:table-cell>
        </table:table-row>
        <table:table-row table:style-name="ro1">
          <table:table-cell table:formula="of:=[.G70]" office:value-type="float" office:value="0.03" calcext:value-type="float">
            <text:p>0.03</text:p>
          </table:table-cell>
          <table:table-cell table:number-columns-repeated="5"/>
          <table:table-cell table:formula="of:=[.A91]" office:value-type="float" office:value="0.03" calcext:value-type="float">
            <text:p>0.03</text:p>
          </table:table-cell>
        </table:table-row>
        <table:table-row table:style-name="ro1">
          <table:table-cell table:number-columns-repeated="6"/>
          <table:table-cell table:style-name="ce1" table:formula="of:=SUM([.G90:.G91])" office:value-type="float" office:value="0.252" calcext:value-type="float">
            <text:p>0.252</text:p>
          </table:table-cell>
        </table:table-row>
        <table:table-row table:style-name="ro1">
          <table:table-cell office:value-type="string" calcext:value-type="string">
            <text:p>VONC 14-15 Oct</text:p>
          </table:table-cell>
          <table:table-cell table:number-columns-repeated="6"/>
        </table:table-row>
        <table:table-row table:style-name="ro1">
          <table:table-cell table:formula="of:=[.G37]" office:value-type="float" office:value="0.01375" calcext:value-type="float">
            <text:p>0.01375</text:p>
          </table:table-cell>
          <table:table-cell table:number-columns-repeated="5"/>
          <table:table-cell table:formula="of:=[.A94]" office:value-type="float" office:value="0.01375" calcext:value-type="float">
            <text:p>0.01375</text:p>
          </table:table-cell>
        </table:table-row>
        <table:table-row table:style-name="ro1">
          <table:table-cell table:formula="of:=[.G80]" office:value-type="float" office:value="0.456" calcext:value-type="float">
            <text:p>0.456</text:p>
          </table:table-cell>
          <table:table-cell table:number-columns-repeated="5"/>
          <table:table-cell table:formula="of:=[.A95]" office:value-type="float" office:value="0.456" calcext:value-type="float">
            <text:p>0.456</text:p>
          </table:table-cell>
        </table:table-row>
        <table:table-row table:style-name="ro1">
          <table:table-cell table:number-columns-repeated="6"/>
          <table:table-cell table:style-name="ce1" table:formula="of:=SUM([.G94:.G95])" office:value-type="float" office:value="0.46975" calcext:value-type="float">
            <text:p>0.46975</text:p>
          </table:table-cell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6"/>
        </table:table-row>
        <table:table-row table:style-name="ro1">
          <table:table-cell table:formula="of:=[.G96]" office:value-type="float" office:value="0.46975" calcext:value-type="float">
            <text:p>0.4697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98]*[.B98]" office:value-type="float" office:value="0.422775" calcext:value-type="float">
            <text:p>0.4227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6"/>
        </table:table-row>
        <table:table-row table:style-name="ro1">
          <table:table-cell table:formula="of:=[.G96]" office:value-type="float" office:value="0.46975" calcext:value-type="float">
            <text:p>0.469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01]*[.B101]" office:value-type="float" office:value="0.046975" calcext:value-type="float">
            <text:p>0.0469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C, then no admin</text:p>
          </table:table-cell>
          <table:table-cell table:number-columns-repeated="6"/>
        </table:table-row>
        <table:table-row table:style-name="ro1">
          <table:table-cell table:formula="of:=[.G98]" office:value-type="float" office:value="0.422775" calcext:value-type="float">
            <text:p>0.4227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04]*[.B104]" office:value-type="float" office:value="0.0422775" calcext:value-type="float">
            <text:p>0.04227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C, then interim Corbyn and GE</text:p>
          </table:table-cell>
          <table:table-cell table:number-columns-repeated="6"/>
        </table:table-row>
        <table:table-row table:style-name="ro1">
          <table:table-cell table:formula="of:=[.G98]" office:value-type="float" office:value="0.422775" calcext:value-type="float">
            <text:p>0.4227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107]*[.B107]" office:value-type="float" office:value="0.1268325" calcext:value-type="float">
            <text:p>0.12683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C then other interim and GE</text:p>
          </table:table-cell>
          <table:table-cell table:number-columns-repeated="6"/>
        </table:table-row>
        <table:table-row table:style-name="ro1">
          <table:table-cell table:formula="of:=[.G98]" office:value-type="float" office:value="0.422775" calcext:value-type="float">
            <text:p>0.4227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formula="of:=[.A110]*[.B110]" office:value-type="float" office:value="0.1268325" calcext:value-type="float">
            <text:p>0.126832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C then interim revives May Deal</text:p>
          </table:table-cell>
          <table:table-cell table:number-columns-repeated="6"/>
        </table:table-row>
        <table:table-row table:style-name="ro1">
          <table:table-cell table:formula="of:=[.G98]" office:value-type="float" office:value="0.422775" calcext:value-type="float">
            <text:p>0.4227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13]*[.B113]" office:value-type="float" office:value="0.0422775" calcext:value-type="float">
            <text:p>0.04227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C then interim goes for PV</text:p>
          </table:table-cell>
          <table:table-cell table:number-columns-repeated="6"/>
        </table:table-row>
        <table:table-row table:style-name="ro1">
          <table:table-cell table:formula="of:=[.G98]" office:value-type="float" office:value="0.422775" calcext:value-type="float">
            <text:p>0.42277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formula="of:=[.A116]*[.B116]" office:value-type="float" office:value="0.084555" calcext:value-type="float">
            <text:p>0.08455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C, no admin, emergency leg</text:p>
          </table:table-cell>
          <table:table-cell table:number-columns-repeated="6"/>
        </table:table-row>
        <table:table-row table:style-name="ro1">
          <table:table-cell table:formula="of:=[.G104]" office:value-type="float" office:value="0.0422775" calcext:value-type="float">
            <text:p>0.042277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formula="of:=[.A119]*[.B119]" office:value-type="float" office:value="0.03804975" calcext:value-type="float">
            <text:p>0.038049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C, no admin, no emergency leg</text:p>
          </table:table-cell>
          <table:table-cell table:number-columns-repeated="6"/>
        </table:table-row>
        <table:table-row table:style-name="ro1">
          <table:table-cell table:formula="of:=[.G104]" office:value-type="float" office:value="0.0422775" calcext:value-type="float">
            <text:p>0.04227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formula="of:=[.A122]*[.B122]" office:value-type="float" office:value="0.00422775" calcext:value-type="float">
            <text:p>0.004227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NC, interim and GE needs emergency leg</text:p>
          </table:table-cell>
          <table:table-cell table:number-columns-repeated="6"/>
        </table:table-row>
        <table:table-row table:style-name="ro1">
          <table:table-cell table:formula="of:=[.G107]" office:value-type="float" office:value="0.1268325" calcext:value-type="float">
            <text:p>0.1268325</text:p>
          </table:table-cell>
          <table:table-cell table:number-columns-repeated="5"/>
          <table:table-cell table:formula="of:=[.A125]" office:value-type="float" office:value="0.1268325" calcext:value-type="float">
            <text:p>0.1268325</text:p>
          </table:table-cell>
        </table:table-row>
        <table:table-row table:style-name="ro1">
          <table:table-cell table:formula="of:=[.G110]" office:value-type="float" office:value="0.1268325" calcext:value-type="float">
            <text:p>0.1268325</text:p>
          </table:table-cell>
          <table:table-cell table:number-columns-repeated="5"/>
          <table:table-cell table:formula="of:=[.A126]" office:value-type="float" office:value="0.1268325" calcext:value-type="float">
            <text:p>0.1268325</text:p>
          </table:table-cell>
        </table:table-row>
        <table:table-row table:style-name="ro1">
          <table:table-cell table:number-columns-repeated="6"/>
          <table:table-cell table:style-name="ce1" table:formula="of:=SUM([.G125:.G126])" office:value-type="float" office:value="0.253665" calcext:value-type="float">
            <text:p>0.253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0:03:14.396347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03T22:34:45.918936898</meta:creation-date>
    <meta:generator>LibreOffice/6.2.0.3$MacOSX_X86_64 LibreOffice_project/98c6a8a1c6c7b144ce3cc729e34964b47ce25d62</meta:generator>
    <dc:date>2019-09-08T13:28:47.785670781</dc:date>
    <dc:creator>Jon Worth</dc:creator>
    <meta:editing-duration>P1DT16H17M44S</meta:editing-duration>
    <meta:editing-cycles>10</meta:editing-cycles>
    <meta:document-statistic meta:table-count="2" meta:cell-count="462" meta:object-count="0"/>
  </office:meta>
</office:document-meta>
</file>